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6.986cm" table:align="margins" style:writing-mode="lr-tb"/>
    </style:style>
    <style:style style:name="Table21.A" style:family="table-column">
      <style:table-column-properties style:column-width="4.313cm" style:rel-column-width="16640*"/>
    </style:style>
    <style:style style:name="Table21.B" style:family="table-column">
      <style:table-column-properties style:column-width="12.674cm" style:rel-column-width="48895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86cm" table:align="margins" style:writing-mode="lr-tb"/>
    </style:style>
    <style:style style:name="Table1.A" style:family="table-column">
      <style:table-column-properties style:column-width="4.313cm" style:rel-column-width="16640*"/>
    </style:style>
    <style:style style:name="Table1.B" style:family="table-column">
      <style:table-column-properties style:column-width="12.674cm" style:rel-column-width="488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86cm" table:align="margins" style:writing-mode="lr-tb"/>
    </style:style>
    <style:style style:name="Table2.A" style:family="table-column">
      <style:table-column-properties style:column-width="4.313cm" style:rel-column-width="16640*"/>
    </style:style>
    <style:style style:name="Table2.B" style:family="table-column">
      <style:table-column-properties style:column-width="12.674cm" style:rel-column-width="488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35" style:family="paragraph" style:parent-style-name="Standard"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color="#000000"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- Informes</text:p>
      <text:p text:style-name="P7"/>
      <text:p text:style-name="P4"/>
      <text:p text:style-name="P8"/>
      <text:p text:style-name="P8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Goiânia, Junho de 2006</text:span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  <table:table-row>
          <table:table-cell table:style-name="Tabela1.A2" office:value-type="string">
            <text:p text:style-name="P15">0.4</text:p>
          </table:table-cell>
          <table:table-cell table:style-name="Tabela1.A2" office:value-type="string">
            <text:p text:style-name="P15">29/06/2206</text:p>
          </table:table-cell>
          <table:table-cell table:style-name="Tabela1.A2" office:value-type="string">
            <text:p text:style-name="P15">A5 (Gerente) e A10</text:p>
          </table:table-cell>
          <table:table-cell table:style-name="Tabela1.D2" office:value-type="string">
            <text:p text:style-name="P15">- Refinamento do artefato com ênfase na semântica do requisito;</text:p>
            <text:p text:style-name="P15">- Verificar regras de negócios correspondentes com os casos de uso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As coordenações e demais instâncias superiores deverão fornecer informações para toda a comunidade de usuários, ou para categorias específicas. Calendário de programas, palestras e cursos oferecidos estão entre as possíveis informações a serem veiculadas. Em qualquer momento, todos os informes já produzidos, devidamente classificados, poderão ser consultados.</text:p>
      <text:p text:style-name="P19"/>
      <text:p text:style-name="P20">1 – Caso de Uso IN.1 – Criar Informe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1">Caso de uso:</text:p>
          </table:table-cell>
          <table:table-cell table:style-name="Table21.B1" office:value-type="string">
            <text:p text:style-name="P22">Criar Informe</text:p>
          </table:table-cell>
        </table:table-row>
        <table:table-row>
          <table:table-cell table:style-name="Table21.A2" office:value-type="string">
            <text:p text:style-name="P21">ID:</text:p>
          </table:table-cell>
          <table:table-cell table:style-name="Table21.B2" office:value-type="string">
            <text:p text:style-name="P22">IN.1</text:p>
          </table:table-cell>
        </table:table-row>
        <table:table-row>
          <table:table-cell table:style-name="Table21.A2" office:value-type="string">
            <text:p text:style-name="P23">Propósito:</text:p>
          </table:table-cell>
          <table:table-cell table:style-name="Table21.B2" office:value-type="string">
            <text:p text:style-name="P24">Este caso de uso tem como função criar um informe.</text:p>
          </table:table-cell>
        </table:table-row>
        <table:table-row>
          <table:table-cell table:style-name="Table21.A2" office:value-type="string">
            <text:p text:style-name="P21">Descrição:</text:p>
          </table:table-cell>
          <table:table-cell table:style-name="Table21.B2" office:value-type="string">
            <text:p text:style-name="P25">Este caso de uso permite a(s) Coordenações criarem informes. Ao criar um informe a Coordenação deverá informar a categoria que este deverá ser destinado.</text:p>
          </table:table-cell>
        </table:table-row>
        <table:table-row>
          <table:table-cell table:style-name="Table21.A2" office:value-type="string">
            <text:p text:style-name="P21">Ator(es):</text:p>
          </table:table-cell>
          <table:table-cell table:style-name="Table21.B2" office:value-type="string">
            <text:p text:style-name="P26">Coordenações</text:p>
          </table:table-cell>
        </table:table-row>
        <table:table-row>
          <table:table-cell table:style-name="Table21.A2" office:value-type="string">
            <text:p text:style-name="P21">Fluxo Principal:</text:p>
          </table:table-cell>
          <table:table-cell table:style-name="Table21.B2" office:value-type="string">
            <text:p text:style-name="P27">01 Coordenação preenche as informações para a criação de um informe;</text:p>
            <text:p text:style-name="P27">02 Coordenação requisita a confirmação da operação de inclusão;</text:p>
            <text:p text:style-name="P28">03 O sistema confirma a operação, criando um Informe.</text:p>
          </table:table-cell>
        </table:table-row>
        <table:table-row>
          <table:table-cell table:style-name="Table21.A2" office:value-type="string">
            <text:p text:style-name="P21">Fluxo Alternativo:</text:p>
          </table:table-cell>
          <table:table-cell table:style-name="Table21.B2" office:value-type="string">
            <text:p text:style-name="P29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1.B"/>
              <table:table-row>
                <table:table-cell table:style-name="Table21.B2" office:value-type="string">
                  <text:p text:style-name="P26">Regras de Negócio: Não se aplica.</text:p>
                </table:table-cell>
              </table:table-row>
              <table:table-row>
                <table:table-cell table:style-name="Table21.B2" office:value-type="string">
                  <text:p text:style-name="P30">Não Funcionais: <text:span text:style-name="T7">NF 01, NF 02, NF 03, NF 04 NF 05, NF 06</text:span></text:p>
                </table:table-cell>
              </table:table-row>
            </table:table>
          </table:table-cell>
        </table:table-row>
        <table:table-row>
          <table:table-cell table:style-name="Table21.A2" office:value-type="string">
            <text:p text:style-name="P21">Prioridade:</text:p>
          </table:table-cell>
          <table:table-cell table:style-name="Table21.B2" office:value-type="string">
            <text:p text:style-name="P21">Média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/>
      <text:p text:style-name="P20">2 – Caso de Uso IN.2 – Programar Inform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</text:p>
          </table:table-cell>
          <table:table-cell table:style-name="Table1.B1" office:value-type="string">
            <text:p text:style-name="P32">Programar Informe</text:p>
          </table:table-cell>
        </table:table-row>
        <table:table-row>
          <table:table-cell table:style-name="Table1.A2" office:value-type="string">
            <text:p text:style-name="P21">ID:</text:p>
          </table:table-cell>
          <table:table-cell table:style-name="Table1.B2" office:value-type="string">
            <text:p text:style-name="P22">IN.2</text:p>
          </table:table-cell>
        </table:table-row>
        <table:table-row>
          <table:table-cell table:style-name="Table1.A2" office:value-type="string">
            <text:p text:style-name="P23">Propósito:</text:p>
          </table:table-cell>
          <table:table-cell table:style-name="Table1.B2" office:value-type="string">
            <text:p text:style-name="P24">Este caso de uso tem como função programar um informe.</text:p>
          </table:table-cell>
        </table:table-row>
        <table:table-row>
          <table:table-cell table:style-name="Table1.A2" office:value-type="string">
            <text:p text:style-name="P21">Descrição:</text:p>
          </table:table-cell>
          <table:table-cell table:style-name="Table1.B2" office:value-type="string">
            <text:p text:style-name="P33">Este caso de uso permite programar o período que o informe ficará disponível.</text:p>
          </table:table-cell>
        </table:table-row>
        <table:table-row>
          <table:table-cell table:style-name="Table1.A2" office:value-type="string">
            <text:p text:style-name="P21">Ator(es):</text:p>
          </table:table-cell>
          <table:table-cell table:style-name="Table1.B2" office:value-type="string">
            <text:p text:style-name="P26">Coordenação</text:p>
          </table:table-cell>
        </table:table-row>
        <table:table-row>
          <table:table-cell table:style-name="Table1.A2" office:value-type="string">
            <text:p text:style-name="P21">Fluxo Principal:</text:p>
          </table:table-cell>
          <table:table-cell table:style-name="Table1.B2" office:value-type="string">
            <text:p text:style-name="P34">01 Coordenação preenche os dados para consultar informe;</text:p>
            <text:p text:style-name="P34">02 Coordenação solicita ao sistema a consulta;</text:p>
            <text:p text:style-name="P34">03 Sistema retorna os informes conforme dados da consulta;</text:p>
            <text:p text:style-name="P34">04 Coordenação seleciona o informe que deseja programar;</text:p>
            <text:p text:style-name="P34">05 Coordenação preenche os campos necessários para poder incluir um informe em determinado período;</text:p>
            <text:p text:style-name="P34">06 Coordenação solicita ao sistema a confirmação da operação;</text:p>
            <text:p text:style-name="P34">07 Sistema confirma operação, e registra informe em determinando período;</text:p>
          </table:table-cell>
        </table:table-row>
        <table:table-row>
          <table:table-cell table:style-name="Table1.A2" office:value-type="string">
            <text:p text:style-name="P21">Fluxo Alternativo:</text:p>
          </table:table-cell>
          <table:table-cell table:style-name="Table1.B2" office:value-type="string">
            <text:p text:style-name="P29">No item 02, o sistema retorna mensagem informando que os dados para consulta não estão preenchidos corretamente;</text:p>
            <text:p text:style-name="P29">No item 03, sistema retorna mensagem caso não encontre nenhum informe;</text:p>
            <text:p text:style-name="P29">No item 06, sistema retorna mensagem para preencher os campos obrigatórios de forma consistente;</text:p>
          </table:table-cell>
        </table:table-row>
        <table:table-row>
          <table:table-cell table:style-name="Table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6">Regras de Negócio: Não se aplica.</text:p>
                </table:table-cell>
              </table:table-row>
              <table:table-row>
                <table:table-cell table:style-name="Table1.B2" office:value-type="string">
                  <text:p text:style-name="P30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1">Prioridade:</text:p>
          </table:table-cell>
          <table:table-cell table:style-name="Table1.B2" office:value-type="string">
            <text:p text:style-name="P21">Média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3 – Caso de Uso IN.3 - Excluir Inform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aso de uso:</text:p>
          </table:table-cell>
          <table:table-cell table:style-name="Table2.B1" office:value-type="string">
            <text:p text:style-name="P22">Excluir Informe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IN.3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4">Este caso de uso tem como função excluir um informe.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33">Este caso de uso permite que a coordenação selecione um informe e faça sua exclusão.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26">Coordenação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34">01 Coordenação preenche os dados para consultar informe;</text:p>
            <text:p text:style-name="P34">02 Coordenação solicita ao sistema a consulta;</text:p>
            <text:p text:style-name="P34">03 Sistema retorna os informes conforme dados da consulta;</text:p>
            <text:p text:style-name="P34">04 Coordenação seleciona o informe que deseja programar;</text:p>
            <text:p text:style-name="P34">05 Coordenação solicita ao sistema exclusão do informe selecionado;</text:p>
            <text:p text:style-name="P37">06 Sistema confirma a operação, excluindo o Informe.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29">No item 02, o sistema retorna mensagem informando que os dados para consulta não estão preenchidos corretamente;</text:p>
            <text:p text:style-name="P38">No item 03, sistema retorna mensagem caso não encontre nenhum informe;</text:p>
            <text:p text:style-name="P39">No item 05, o sistema exibe mensagem informando que o Informe informado para exclusão, não poderá ser excluída pois existem trabalhos de defesa relacionados a ela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6">Regras de Negócio: Não se aplica.</text:p>
                </table:table-cell>
              </table:table-row>
              <table:table-row>
                <table:table-cell table:style-name="Table2.B2" office:value-type="string">
                  <text:p text:style-name="P30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Média</text:p>
          </table:table-cell>
        </table:table-row>
      </table:table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- Informes</text:p>
            </table:table-cell>
            <table:table-cell table:style-name="Tabela10.B2" office:value-type="string">
              <text:p text:style-name="P9"><text:s text:c="2"/>Data: <text:s/>30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6</text:page-number></text:span><text:span text:style-name="T4"> </text:span><text:span text:style-name="T5">de </text:span><text:span text:style-name="T3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6</text:page-number></text:span><text:span text:style-name="T8"> de </text:span><text:span text:style-name="T7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6-06-30T13:56:30</dc:date>
    <meta:print-date>2003-09-02T15:56:00</meta:print-date>
    <dc:language>pt-BR</dc:language>
    <meta:editing-cycles>110</meta:editing-cycles>
    <meta:editing-duration>PT4H44M34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6" meta:paragraph-count="129" meta:word-count="736" meta:character-count="4637"/>
  </office:meta>
</office:document-meta>
</file>